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29e0c" officeooo:paragraph-rsid="00029e0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29e0c" officeooo:paragraph-rsid="00067ef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029e0c" officeooo:paragraph-rsid="000d4464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29e0c" officeooo:paragraph-rsid="00029e0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29e0c" officeooo:paragraph-rsid="00029e0c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067efb" officeooo:paragraph-rsid="00067efb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7ef2c" officeooo:paragraph-rsid="0007ef2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ef2c" officeooo:paragraph-rsid="0007ef2c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93f37" officeooo:paragraph-rsid="00093f3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93f37" officeooo:paragraph-rsid="00093f37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officeooo:rsid="000d4464" officeooo:paragraph-rsid="000d4464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variant="normal" fo:text-transform="none" fo:color="#232629" style:font-name="apple-system" fo:font-size="11.25pt" fo:letter-spacing="normal" fo:font-style="normal" fo:font-weight="normal" officeooo:rsid="000d4464" officeooo:paragraph-rsid="000d446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T1" style:family="text">
      <style:text-properties officeooo:rsid="00067efb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067efb" style:font-size-asian="10pt"/>
    </style:style>
    <style:style style:name="T6" style:family="text">
      <style:text-properties fo:color="#000000" style:font-name="Monospace" fo:font-size="10pt" officeooo:rsid="000d4464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/>
    </style:style>
    <style:style style:name="T9" style:family="text">
      <style:text-properties fo:color="#000000" style:font-name="Monospace" style:text-underline-style="solid" style:text-underline-width="auto" style:text-underline-color="font-color"/>
    </style:style>
    <style:style style:name="T10" style:family="text">
      <style:text-properties fo:color="#000000" style:font-name="Monospace" officeooo:rsid="000d4464"/>
    </style:style>
    <style:style style:name="T11" style:family="text">
      <style:text-properties fo:color="#000000" style:font-name="Monospace" officeooo:rsid="000d73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for running Assignment 2</text:p>
      <text:p text:style-name="P1"/>
      <text:list xml:id="list596653422" text:style-name="L1">
        <text:list-item>
          <text:p text:style-name="P4">Copy mpj-v0_44 folder</text:p>
        </text:list-item>
        <text:list-item>
          <text:p text:style-name="P4">export MPJ_HOME=/path/to/mpj-v0_44</text:p>
        </text:list-item>
        <text:list-item>
          <text:p text:style-name="P4">export PATH=$MPJ_HOME/bin:$PATH</text:p>
        </text:list-item>
        <text:list-item>
          <text:p text:style-name="P4">javac -cp $MPJ_HOME/lib/mpj.jar ScatterGather.java </text:p>
        </text:list-item>
        <text:list-item>
          <text:p text:style-name="P4">chmod u+x mpj-v0_44/bin/mpjrun.sh</text:p>
        </text:list-item>
        <text:list-item>
          <text:p text:style-name="P4">$MPJ_HOME/bin/mpjrun.sh -np 4 ScatterGather</text:p>
        </text:list-item>
      </text:list>
      <text:p text:style-name="P5"/>
      <text:p text:style-name="P2">Steps for running Assignment <text:span text:style-name="T1">6</text:span></text:p>
      <text:list xml:id="list151589220" text:style-name="L2">
        <text:list-item>
          <text:p text:style-name="P6">Create new Java Project</text:p>
        </text:list-item>
        <text:list-item>
          <text:p text:style-name="P6">src→new package(pubsub)</text:p>
        </text:list-item>
        <text:list-item>
          <text:p text:style-name="P6">inside pubsub create new classes = Publisher, Subscriber, Stock</text:p>
        </text:list-item>
        <text:list-item>
          <text:p text:style-name="P6">Copy-paste code in those 3 files</text:p>
        </text:list-item>
        <text:list-item>
          <text:p text:style-name="P7">Right click on project→properties→java build path → module path → add external jars</text:p>
        </text:list-item>
        <text:list-item>
          <text:p text:style-name="P7">Add these Jars</text:p>
          <text:list>
            <text:list-item>
              <text:p text:style-name="P7">activemq-all-5.17.0.jar</text:p>
            </text:list-item>
            <text:list-item>
              <text:p text:style-name="P7">log4j-api-2.17.1.jar</text:p>
            </text:list-item>
            <text:list-item>
              <text:p text:style-name="P7">log4j-core-2.17.1.jar</text:p>
            </text:list-item>
          </text:list>
        </text:list-item>
        <text:list-item>
          <text:p text:style-name="P7">add following lines to module-info.java</text:p>
        </text:list-item>
      </text:list>
      <text:p text:style-name="P8"><text:span text:style-name="T3"><text:tab/><text:tab/>module</text:span><text:span text:style-name="T8"> StProj {</text:span></text:p>
      <text:p text:style-name="P13"><text:span text:style-name="T8"><text:tab/><text:tab/><text:tab/></text:span><text:span text:style-name="T3">requires</text:span><text:span text:style-name="T8"> </text:span><text:span text:style-name="T9">activemq.all</text:span><text:span text:style-name="T8">;</text:span></text:p>
      <text:p text:style-name="P13"><text:span text:style-name="T8"><text:tab/><text:tab/><text:tab/></text:span><text:span text:style-name="T3">requires</text:span><text:span text:style-name="T8"> org.apache.logging.log4j;</text:span></text:p>
      <text:p text:style-name="P8"><text:span text:style-name="T8"><text:tab/><text:tab/>}</text:span></text:p>
      <text:list xml:id="list2632416875" text:style-name="L3">
        <text:list-item>
          <text:p text:style-name="P9"><text:span text:style-name="T8">start active mq</text:span></text:p>
          <text:list>
            <text:list-item>
              <text:p text:style-name="P9"><text:span text:style-name="T8">go to active mqfolder/bin</text:span></text:p>
            </text:list-item>
            <text:list-item>
              <text:p text:style-name="P9"><text:span text:style-name="T8"><text:s/>sudo sh activemq start</text:span></text:p>
            </text:list-item>
            <text:list-item>
              <text:p text:style-name="P9"><text:span text:style-name="T8">pid will be displayed on successful execution</text:span></text:p>
            </text:list-item>
          </text:list>
        </text:list-item>
        <text:list-item>
          <text:p text:style-name="P9"><text:span text:style-name="T8">right click on subscriber → run as java application</text:span></text:p>
        </text:list-item>
        <text:list-item>
          <text:p text:style-name="P9"><text:span text:style-name="T8">right click on publisher → run as java application</text:span></text:p>
        </text:list-item>
      </text:list>
      <text:p text:style-name="P10"><text:span text:style-name="T8"/></text:p>
      <text:p text:style-name="P3"><text:span text:style-name="T8">Steps for running Assignment </text:span><text:span text:style-name="T10">5</text:span></text:p>
      <text:list xml:id="list2348950683" text:style-name="L4">
        <text:list-item>
          <text:p text:style-name="P11"><text:span text:style-name="T8">If dynamic web project option is not showing :</text:span></text:p>
          <text:list>
            <text:list-item>
              <text:p text:style-name="P11"><text:span text:style-name="T8">go to help → install new software → latest link</text:span></text:p>
            </text:list-item>
            <text:list-item>
              <text:p text:style-name="P12"><text:span text:style-name="T8">i) Eclipse Java EE Developer Tools 3.6.3.v201501281502 </text:span></text:p>
            </text:list-item>
            <text:list-item>
              <text:p text:style-name="P12"><text:span text:style-name="T8">ii) Eclipse Java Web Developer Tools 3.6.3.v201502041526 </text:span></text:p>
            </text:list-item>
            <text:list-item>
              <text:p text:style-name="P12"><text:span text:style-name="T8">iii) Eclipse Web Developer Tools 3.6.3.v201501312139</text:span></text:p>
            </text:list-item>
          </text:list>
        </text:list-item>
        <text:list-item>
          <text:p text:style-name="P12"><text:span text:style-name="T8">Installing Apache Tomact</text:span></text:p>
          <text:list>
            <text:list-item>
              <text:p text:style-name="P12"><text:span text:style-name="T8">go to help → e</text:span><text:span text:style-name="T11">clipse marketplace</text:span></text:p>
            </text:list-item>
            <text:list-item>
              <text:p text:style-name="P12">Then type server in the search box it will display Eclipse JST Server Adapters (Apache Tomcat,...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8T09:11:51.950292488</meta:creation-date>
    <dc:date>2022-05-08T11:20:55.753654636</dc:date>
    <meta:editing-duration>PT1H7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16" meta:character-count="1376" meta:non-whitespace-character-count="1213"/>
  </office:meta>
</office:document-meta>
</file>